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1A2059982B839136814.png" manifest:media-type="image/png"/>
  <manifest:file-entry manifest:full-path="Pictures/10000201000000C0000001ADC049073A65B68F3F.png" manifest:media-type="image/png"/>
  <manifest:file-entry manifest:full-path="Pictures/1000000000000299000003FFCA1B6B7101442134.jpg" manifest:media-type="image/jpeg"/>
  <manifest:file-entry manifest:full-path="Pictures/100000000000010E0000015EEE258C9A413AD62D.jpg" manifest:media-type="image/jpeg"/>
  <manifest:file-entry manifest:full-path="Pictures/100000000000010E0000015E3B3F60DB72B56E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8cm, 1.651cm, 3.71cm, 1.269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7cm, 1.779cm, 3.711cm, 1.395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.507cm, 1.779cm, 3.711cm, 1.395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008cm" fo:min-width="0.758cm"/>
    </style:style>
    <style:style style:name="gr8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.508cm, 1.651cm, 3.71cm, 1.269cm)" draw:image-opacity="100%" style:mirror="none"/>
    </style:style>
    <style:style style:name="gr9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29cm" fo:min-width="0.04cm"/>
      <style:paragraph-properties style:writing-mode="lr-tb"/>
    </style:style>
    <style:style style:name="gr11" style:family="graphic" style:parent-style-name="Object_20_with_20_no_20_fill_20_and_20_no_20_line">
      <style:graphic-properties svg:stroke-width="0.106cm" svg:stroke-color="#069a2e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.507cm, 1.779cm, 3.711cm, 1.395cm)" draw:image-opacity="100%" style:mirror="none"/>
    </style:style>
    <style:style style:name="gr12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1.008cm" fo:min-width="0.758cm" fo:padding-top="0.178cm" fo:padding-bottom="0.178cm" fo:padding-left="0.303cm" fo:padding-right="0.303cm"/>
    </style:style>
    <style:style style:name="gr13" style:family="graphic" style:parent-style-name="Object_20_with_20_no_20_fill_20_and_20_no_20_line">
      <style:graphic-properties svg:stroke-width="0.106cm" svg:stroke-color="#069a2e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.508cm, 1.651cm, 3.71cm, 1.269cm)" draw:image-opacity="100%" style:mirror="none"/>
    </style:style>
    <style:style style:name="gr14" style:family="graphic" style:parent-style-name="Object_20_with_20_no_20_fill_20_and_20_no_20_line">
      <style:graphic-properties svg:stroke-width="0.106cm" svg:stroke-color="#069a2e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_20_with_20_no_20_fill_20_and_20_no_20_line">
      <style:graphic-properties svg:stroke-width="0.106cm" svg:stroke-color="#3465a4" draw:marker-start-width="0.358cm" draw:marker-end-width="0.358cm" draw:textarea-horizontal-align="center" draw:textarea-vertical-align="middle" draw:color-mode="standard" draw:luminance="0%" draw:contrast="0%" draw:gamma="100%" draw:red="0%" draw:green="0%" draw:blue="0%" fo:clip="rect(0.508cm, 1.651cm, 3.71cm, 1.269cm)" draw:image-opacity="100%" style:mirror="none"/>
    </style:style>
    <style:style style:name="gr16" style:family="graphic" style:parent-style-name="standard">
      <style:graphic-properties svg:stroke-width="0.106cm" svg:stroke-color="#3465a4" draw:marker-start-width="0.358cm" draw:marker-end-width="0.358cm" draw:fill="none" draw:textarea-horizontal-align="justify" draw:textarea-vertical-align="middle" draw:auto-grow-height="false" fo:min-height="1.008cm" fo:min-width="0.758cm" fo:padding-top="0.177cm" fo:padding-bottom="0.177cm" fo:padding-left="0.302cm" fo:padding-right="0.302cm"/>
    </style:style>
    <style:style style:name="gr17" style:family="graphic" style:parent-style-name="Object_20_with_20_no_20_fill_20_and_20_no_20_line">
      <style:graphic-properties svg:stroke-width="0.106cm" svg:stroke-color="#3465a4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1.008cm" fo:min-width="0.75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053cm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106cm" svg:stroke-color="#069a2e" draw:marker-start-width="0.359cm" draw:marker-end-width="0.359cm" draw:fill="none" draw:textarea-horizontal-align="justify" draw:textarea-vertical-align="middle" draw:auto-grow-height="false" fo:min-height="1.906cm" fo:min-width="1.65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0.902cm" fo:min-width="0.652cm" fo:padding-top="0.178cm" fo:padding-bottom="0.178cm" fo:padding-left="0.303cm" fo:padding-right="0.303cm"/>
    </style:style>
    <style:style style:name="gr22" style:family="graphic" style:parent-style-name="Object_20_with_20_no_20_fill_20_and_20_no_20_line">
      <style:graphic-properties svg:stroke-width="0.106cm" svg:stroke-color="#3465a4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.507cm, 1.779cm, 3.711cm, 1.395cm)" draw:image-opacity="100%" style:mirror="none"/>
    </style:style>
    <style:style style:name="gr23" style:family="graphic" style:parent-style-name="standard">
      <style:graphic-properties draw:stroke="dash" draw:stroke-dash="Dot" svg:stroke-width="0.106cm" svg:stroke-color="#3465a4" draw:marker-start-width="0.359cm" draw:marker-end-width="0.359cm" draw:fill="none" draw:textarea-horizontal-align="justify" draw:textarea-vertical-align="middle" draw:auto-grow-height="false" fo:min-height="1.906cm" fo:min-width="1.65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draw:stroke="dash" draw:stroke-dash="Dot" svg:stroke-width="0.106cm" svg:stroke-color="#3465a4" draw:marker-start-width="0.359cm" draw:marker-end-width="0.359cm" draw:fill="none" draw:textarea-horizontal-align="justify" draw:textarea-vertical-align="middle" draw:auto-grow-height="false" fo:min-height="1.906cm" fo:min-width="1.656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 style:list-style-name="L1">
      <style:graphic-properties draw:stroke="dash" draw:stroke-dash="Dot" svg:stroke-width="0.106cm" svg:stroke-color="#3465a4" draw:marker-start-width="0.359cm" draw:marker-end-width="0.359cm" draw:fill="none" draw:textarea-horizontal-align="justify" draw:textarea-vertical-align="middle" draw:auto-grow-height="false" fo:min-height="1.906cm" fo:min-width="1.656cm" fo:padding-top="0.178cm" fo:padding-bottom="0.178cm" fo:padding-left="0.303cm" fo:padding-right="0.303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906cm" fo:min-width="1.6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6cm"/>
      <style:paragraph-properties style:writing-mode="lr-tb"/>
    </style:style>
    <style:style style:name="gr30" style:family="graphic" style:parent-style-name="standard" style:list-style-name="L1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1.906cm" fo:min-width="1.656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5.05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Chilanka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color="#069a2e"/>
    </style:style>
    <style:style style:name="P7" style:family="paragraph">
      <loext:graphic-properties draw:fill="none"/>
      <style:paragraph-properties fo:text-align="center"/>
      <style:text-properties fo:color="#069a2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69a2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69a2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3465a4" fo:font-weight="bold" style:font-weight-asian="bold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3465a4" fo:font-weight="bold" style:font-weight-asian="bold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Chilanka" fo:font-size="7pt" style:font-size-asian="7pt" style:font-size-complex="7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69a2e"/>
    </style:style>
    <style:style style:name="T4" style:family="text">
      <style:text-properties fo:color="#3465a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1.238cm" svg:height="1.524cm" svg:x="2.826cm" svg:y="0.632cm">
            <draw:image xlink:href="Pictures/100000000000010E0000015E3B3F60DB72B56EA9.jpg" xlink:type="simple" xlink:show="embed" xlink:actuate="onLoad" loext:mime-type="image/jpeg">
              <text:p/>
            </draw:image>
          </draw:frame>
          <draw:custom-shape draw:style-name="gr2" draw:text-style-name="P2" draw:layer="layout" svg:width="1.778cm" svg:height="1.778cm" svg:x="2.54cm" svg:y="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1" draw:layer="layout" svg:width="1.191cm" svg:height="1.524cm" svg:x="0.841cm" svg:y="0.608cm">
            <draw:image xlink:href="Pictures/100000000000010E0000015EEE258C9A413AD62D.jpg" xlink:type="simple" xlink:show="embed" xlink:actuate="onLoad" loext:mime-type="image/jpeg">
              <text:p/>
            </draw:image>
          </draw:frame>
          <draw:custom-shape draw:style-name="gr2" draw:text-style-name="P2" draw:layer="layout" svg:width="1.778cm" svg:height="1.778cm" svg:x="0.508cm" svg:y="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5" draw:text-style-name="P1" draw:layer="layout" svg:width="10.237cm" svg:height="15.749cm" svg:x="0cm" svg:y="0cm">
          <draw:image xlink:href="Pictures/1000000000000299000003FFCA1B6B7101442134.jpg" xlink:type="simple" xlink:show="embed" xlink:actuate="onLoad" loext:mime-type="image/jpeg">
            <text:p/>
          </draw:image>
        </draw:frame>
        <draw:g>
          <draw:frame draw:style-name="gr6" draw:text-style-name="P1" draw:layer="layout" svg:width="1.191cm" svg:height="1.524cm" svg:x="12.271cm" svg:y="1.116cm">
            <draw:image xlink:href="Pictures/100000000000010E0000015EEE258C9A413AD62D.jpg" xlink:type="simple" xlink:show="embed" xlink:actuate="onLoad" loext:mime-type="image/jpeg">
              <text:p/>
            </draw:image>
          </draw:frame>
          <draw:custom-shape draw:style-name="gr7" draw:text-style-name="P2" draw:layer="layout" svg:width="1.778cm" svg:height="1.778cm" svg:x="11.938cm" svg:y="1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8" draw:text-style-name="P1" draw:layer="layout" svg:width="1.238cm" svg:height="1.524cm" svg:x="15.018cm" svg:y="1.14cm">
            <draw:image xlink:href="Pictures/100000000000010E0000015E3B3F60DB72B56EA9.jpg" xlink:type="simple" xlink:show="embed" xlink:actuate="onLoad" loext:mime-type="image/jpeg">
              <text:p/>
            </draw:image>
          </draw:frame>
          <draw:custom-shape draw:style-name="gr7" draw:text-style-name="P2" draw:layer="layout" svg:width="1.778cm" svg:height="1.778cm" svg:x="14.732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9" draw:text-style-name="P1" draw:layer="layout" svg:width="1.269cm" svg:height="1.444cm" svg:x="12.132cm" svg:y="3.442cm">
            <draw:image xlink:href="Pictures/10000201000000C0000001ADC049073A65B68F3F.png" xlink:type="simple" xlink:show="embed" xlink:actuate="onLoad" loext:mime-type="image/png">
              <text:p text:style-name="P1"><text:span text:style-name="T1">Left</text:span></text:p>
            </draw:image>
          </draw:frame>
          <draw:custom-shape draw:style-name="gr7" draw:text-style-name="P2" draw:layer="layout" svg:width="1.778cm" svg:height="1.778cm" svg:x="11.938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9" draw:text-style-name="P4" draw:layer="layout" svg:width="1.271cm" svg:height="1.444cm" svg:x="15.086cm" svg:y="3.462cm">
            <draw:image xlink:href="Pictures/10000201000000C0000001A2059982B839136814.png" xlink:type="simple" xlink:show="embed" xlink:actuate="onLoad" loext:mime-type="image/png">
              <text:p text:style-name="P4"><text:span text:style-name="T1">Right</text:span></text:p>
            </draw:image>
          </draw:frame>
          <draw:custom-shape draw:style-name="gr7" draw:text-style-name="P2" draw:layer="layout" svg:width="1.778cm" svg:height="1.778cm" svg:x="14.732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0" draw:text-style-name="P2" draw:layer="layout" svg:width="0.762cm" svg:height="0.762cm" svg:x="2.286cm" svg:y="13.862cm">
          <text:p text:style-name="P1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6cm" svg:y="13.862cm">
          <text:p text:style-name="P1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6cm" svg:y="13.862cm">
          <text:p text:style-name="P1"><text:span text:style-name="T2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6cm" svg:y="13.862cm">
          <text:p text:style-name="P1"><text:span text:style-name="T2">D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6cm" svg:y="13.862cm">
          <text:p text:style-name="P1"><text:span text:style-name="T2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6cm" svg:y="11.992cm">
          <text:p text:style-name="P1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6cm" svg:y="11.992cm">
          <text:p text:style-name="P1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6cm" svg:y="11.992cm">
          <text:p text:style-name="P1"><text:span text:style-name="T2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6cm" svg:y="11.992cm">
          <text:p text:style-name="P1"><text:span text:style-name="T2">D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6cm" svg:y="11.992cm">
          <text:p text:style-name="P1"><text:span text:style-name="T2">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6cm" svg:y="10.268cm">
          <text:p text:style-name="P1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6cm" svg:y="10.268cm">
          <text:p text:style-name="P1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6cm" svg:y="10.268cm">
          <text:p text:style-name="P1"><text:span text:style-name="T2">C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6cm" svg:y="10.268cm">
          <text:p text:style-name="P1"><text:span text:style-name="T2">D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6cm" svg:y="10.268cm">
          <text:p text:style-name="P1"><text:span text:style-name="T2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7cm" svg:y="8.769cm">
          <text:p text:style-name="P1"><text:span text:style-name="T2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7cm" svg:y="8.769cm">
          <text:p text:style-name="P1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7cm" svg:y="8.769cm">
          <text:p text:style-name="P1"><text:span text:style-name="T2">C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7cm" svg:y="8.769cm">
          <text:p text:style-name="P1"><text:span text:style-name="T2">D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7cm" svg:y="8.769cm">
          <text:p text:style-name="P1"><text:span text:style-name="T2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7cm" svg:y="7.169cm">
          <text:p text:style-name="P1"><text:span text:style-name="T2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7cm" svg:y="7.169cm">
          <text:p text:style-name="P1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7cm" svg:y="7.169cm">
          <text:p text:style-name="P1"><text:span text:style-name="T2">C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7cm" svg:y="7.169cm">
          <text:p text:style-name="P1"><text:span text:style-name="T2">D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7cm" svg:y="7.169cm">
          <text:p text:style-name="P1"><text:span text:style-name="T2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7cm" svg:y="5.669cm">
          <text:p text:style-name="P1"><text:span text:style-name="T2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7cm" svg:y="5.669cm">
          <text:p text:style-name="P1"><text:span text:style-name="T2">B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7cm" svg:y="5.669cm">
          <text:p text:style-name="P1"><text:span text:style-name="T2">C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7cm" svg:y="5.669cm">
          <text:p text:style-name="P1"><text:span text:style-name="T2">D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7cm" svg:y="5.669cm">
          <text:p text:style-name="P1"><text:span text:style-name="T2">E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7cm" svg:y="4.169cm">
          <text:p text:style-name="P1"><text:span text:style-name="T2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7cm" svg:y="4.169cm">
          <text:p text:style-name="P1"><text:span text:style-name="T2">B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7cm" svg:y="4.169cm">
          <text:p text:style-name="P1"><text:span text:style-name="T2">C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7cm" svg:y="4.169cm">
          <text:p text:style-name="P1"><text:span text:style-name="T2">D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7cm" svg:y="4.169cm">
          <text:p text:style-name="P1"><text:span text:style-name="T2">E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2.287cm" svg:y="2.769cm">
          <text:p text:style-name="P1"><text:span text:style-name="T2">A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4.557cm" svg:y="2.769cm">
          <text:p text:style-name="P1"><text:span text:style-name="T2">B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6.727cm" svg:y="2.769cm">
          <text:p text:style-name="P1"><text:span text:style-name="T2">C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8.597cm" svg:y="2.769cm">
          <text:p text:style-name="P1"><text:span text:style-name="T2">D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62cm" svg:height="0.762cm" svg:x="10.567cm" svg:y="2.769cm">
          <text:p text:style-name="P1"><text:span text:style-name="T2">E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1" draw:text-style-name="P1" draw:layer="layout" svg:width="1.191cm" svg:height="1.524cm" svg:x="2.111cm" svg:y="9.86cm">
            <draw:image xlink:href="Pictures/100000000000010E0000015EEE258C9A413AD62D.jpg" xlink:type="simple" xlink:show="embed" xlink:actuate="onLoad" loext:mime-type="image/jpeg">
              <text:p/>
            </draw:image>
          </draw:frame>
          <draw:custom-shape draw:style-name="gr12" draw:text-style-name="P2" draw:layer="layout" svg:width="1.778cm" svg:height="1.778cm" svg:x="1.778cm" svg:y="9.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3" draw:text-style-name="P1" draw:layer="layout" svg:width="1.238cm" svg:height="1.524cm" svg:x="4.362cm" svg:y="8.414cm">
            <draw:image xlink:href="Pictures/100000000000010E0000015E3B3F60DB72B56EA9.jpg" xlink:type="simple" xlink:show="embed" xlink:actuate="onLoad" loext:mime-type="image/jpeg">
              <text:p/>
            </draw:image>
          </draw:frame>
          <draw:custom-shape draw:style-name="gr12" draw:text-style-name="P2" draw:layer="layout" svg:width="1.778cm" svg:height="1.778cm" svg:x="4.076cm" svg:y="8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4" draw:text-style-name="P1" draw:layer="layout" svg:width="1.269cm" svg:height="1.444cm" svg:x="1.972cm" svg:y="13.494cm">
            <draw:image xlink:href="Pictures/10000201000000C0000001ADC049073A65B68F3F.png" xlink:type="simple" xlink:show="embed" xlink:actuate="onLoad" loext:mime-type="image/png">
              <text:p text:style-name="P1"><text:span text:style-name="T1">Left</text:span></text:p>
            </draw:image>
          </draw:frame>
          <draw:custom-shape draw:style-name="gr12" draw:text-style-name="P2" draw:layer="layout" svg:width="1.778cm" svg:height="1.778cm" svg:x="1.778cm" svg:y="13.3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4" draw:text-style-name="P4" draw:layer="layout" svg:width="1.271cm" svg:height="1.444cm" svg:x="4.464cm" svg:y="13.514cm">
            <draw:image xlink:href="Pictures/10000201000000C0000001A2059982B839136814.png" xlink:type="simple" xlink:show="embed" xlink:actuate="onLoad" loext:mime-type="image/png">
              <text:p text:style-name="P4"><text:span text:style-name="T1">Right</text:span></text:p>
            </draw:image>
          </draw:frame>
          <draw:custom-shape draw:style-name="gr12" draw:text-style-name="P2" draw:layer="layout" svg:width="1.778cm" svg:height="1.778cm" svg:x="4.11cm" svg:y="13.3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5" draw:text-style-name="P1" draw:layer="layout" svg:width="1.238cm" svg:height="1.524cm" svg:x="6.482cm" svg:y="6.66cm">
            <draw:image xlink:href="Pictures/100000000000010E0000015E3B3F60DB72B56EA9.jpg" xlink:type="simple" xlink:show="embed" xlink:actuate="onLoad" loext:mime-type="image/jpeg">
              <text:p/>
            </draw:image>
          </draw:frame>
          <draw:custom-shape draw:style-name="gr16" draw:text-style-name="P2" draw:layer="layout" svg:width="1.778cm" svg:height="1.778cm" svg:x="6.196cm" svg:y="6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4" draw:layer="layout" svg:width="1.271cm" svg:height="1.444cm" svg:x="6.551cm" svg:y="11.45cm">
            <draw:image xlink:href="Pictures/10000201000000C0000001A2059982B839136814.png" xlink:type="simple" xlink:show="embed" xlink:actuate="onLoad" loext:mime-type="image/png">
              <text:p text:style-name="P4"><text:span text:style-name="T1">Right</text:span></text:p>
            </draw:image>
          </draw:frame>
          <draw:custom-shape draw:style-name="gr18" draw:text-style-name="P2" draw:layer="layout" svg:width="1.778cm" svg:height="1.778cm" svg:x="6.197cm" svg:y="11.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9" draw:text-style-name="P5" draw:layer="layout" svg:x1="5.588cm" svg:y1="13.824cm" svg:x2="6.551cm" svg:y2="12.754cm">
          <text:p/>
        </draw:line>
        <draw:line draw:style-name="gr19" draw:text-style-name="P5" draw:layer="layout" svg:x1="5.6cm" svg:y1="8.744cm" svg:x2="6.482cm" svg:y2="7.728cm">
          <text:p/>
        </draw:line>
        <draw:custom-shape draw:style-name="gr20" draw:text-style-name="P7" xml:id="id1" draw:id="id1" draw:layer="layout" svg:width="3.048cm" svg:height="3.048cm" svg:x="18.146cm" svg:y="11.376cm">
          <text:p text:style-name="P6"><text:span text:style-name="T3">A3, B4</text:span></text:p>
          <text:p text:style-name="P6"><text:span text:style-name="T3">A1, 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7" draw:text-style-name="P1" draw:layer="layout" svg:width="1.269cm" svg:height="1.444cm" svg:x="4.304cm" svg:y="11.37cm">
            <draw:image xlink:href="Pictures/10000201000000C0000001ADC049073A65B68F3F.png" xlink:type="simple" xlink:show="embed" xlink:actuate="onLoad" loext:mime-type="image/png">
              <text:p text:style-name="P1"><text:span text:style-name="T1">Left</text:span></text:p>
            </draw:image>
          </draw:frame>
          <draw:custom-shape draw:style-name="gr21" draw:text-style-name="P2" draw:layer="layout" svg:width="1.778cm" svg:height="1.778cm" svg:x="4.11cm" svg:y="11.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9" draw:text-style-name="P5" draw:layer="layout" svg:x1="3.302cm" svg:y1="13.516cm" svg:x2="4.304cm" svg:y2="12.554cm">
          <text:p/>
        </draw:line>
        <draw:g>
          <draw:frame draw:style-name="gr22" draw:text-style-name="P1" draw:layer="layout" svg:width="1.191cm" svg:height="1.524cm" svg:x="4.397cm" svg:y="6.558cm">
            <draw:image xlink:href="Pictures/100000000000010E0000015EEE258C9A413AD62D.jpg" xlink:type="simple" xlink:show="embed" xlink:actuate="onLoad" loext:mime-type="image/jpeg">
              <text:p/>
            </draw:image>
          </draw:frame>
          <draw:custom-shape draw:style-name="gr21" draw:text-style-name="P2" draw:layer="layout" svg:width="1.778cm" svg:height="1.778cm" svg:x="4.064cm" svg:y="6.4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9" draw:text-style-name="P5" draw:layer="layout" svg:x1="3.048cm" svg:y1="10.014cm" svg:x2="4.318cm" svg:y2="7.996cm">
          <text:p/>
        </draw:line>
        <draw:custom-shape draw:style-name="gr23" draw:text-style-name="P7" xml:id="id2" draw:id="id2" draw:layer="layout" svg:width="3.048cm" svg:height="3.048cm" svg:x="22.718cm" svg:y="11.376cm">
          <text:p text:style-name="P6"><text:span text:style-name="T3">A3, </text:span><text:span text:style-name="T4">C5</text:span></text:p>
          <text:p text:style-name="P6"><text:span text:style-name="T3">A1, 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xml:id="id3" draw:id="id3" draw:layer="layout" svg:width="3.048cm" svg:height="3.048cm" svg:x="18.146cm" svg:y="7.058cm">
          <text:p text:style-name="P8"><text:span text:style-name="T3">A3, </text:span><text:span text:style-name="T4">C5</text:span></text:p>
          <text:p text:style-name="P8"><text:span text:style-name="T3">A1, </text:span><text:span text:style-name="T4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xml:id="id4" draw:id="id4" draw:layer="layout" svg:width="3.048cm" svg:height="3.048cm" svg:x="22.718cm" svg:y="7.058cm">
          <text:p text:style-name="P8"><text:span text:style-name="T4">B5</text:span><text:span text:style-name="T3">, </text:span><text:span text:style-name="T4">C5</text:span></text:p>
          <text:p text:style-name="P8"><text:span text:style-name="T3">A1, </text:span><text:span text:style-name="T4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1.194cm" svg:y1="12.9cm" svg:x2="22.718cm" svg:y2="12.9cm" draw:start-shape="id1" draw:start-glue-point="10" draw:end-shape="id2" draw:end-glue-point="6" svg:d="M21194 12900h1524" svg:viewBox="0 0 1525 1">
          <text:p/>
        </draw:connector>
        <draw:connector draw:style-name="gr26" draw:text-style-name="P5" draw:layer="layout" draw:type="line" svg:x1="21.181cm" svg:y1="12.9cm" svg:x2="22.705cm" svg:y2="12.9cm" svg:d="M21181 12900h1524" svg:viewBox="0 0 1525 1">
          <text:p/>
        </draw:connector>
        <draw:connector draw:style-name="gr26" draw:text-style-name="P5" draw:layer="layout" draw:type="line" svg:x1="21.168cm" svg:y1="12.9cm" svg:x2="22.692cm" svg:y2="12.9cm" svg:d="M21168 12900h1524" svg:viewBox="0 0 1525 1">
          <text:p/>
        </draw:connector>
        <draw:connector draw:style-name="gr26" draw:text-style-name="P5" draw:layer="layout" draw:type="line" svg:x1="23.164cm" svg:y1="11.822cm" svg:x2="20.748cm" svg:y2="9.66cm" draw:start-shape="id2" draw:start-glue-point="5" draw:end-shape="id3" draw:end-glue-point="9" svg:d="M23164 11822l-2416-2162" svg:viewBox="0 0 2417 2163">
          <text:p/>
        </draw:connector>
        <draw:connector draw:style-name="gr26" draw:text-style-name="P5" draw:layer="layout" draw:type="line" svg:x1="21.155cm" svg:y1="12.9cm" svg:x2="22.679cm" svg:y2="12.9cm" svg:d="M21155 12900h1524" svg:viewBox="0 0 1525 1">
          <text:p/>
        </draw:connector>
        <draw:connector draw:style-name="gr26" draw:text-style-name="P5" draw:layer="layout" draw:type="line" svg:x1="21.155cm" svg:y1="12.9cm" svg:x2="22.679cm" svg:y2="12.9cm" svg:d="M21155 12900h1524" svg:viewBox="0 0 1525 1">
          <text:p/>
        </draw:connector>
        <draw:connector draw:style-name="gr26" draw:text-style-name="P5" draw:layer="layout" draw:type="line" svg:x1="21.194cm" svg:y1="8.582cm" svg:x2="22.718cm" svg:y2="8.582cm" draw:start-shape="id3" draw:start-glue-point="10" draw:end-shape="id4" draw:end-glue-point="6" svg:d="M21194 8582h1524" svg:viewBox="0 0 1525 1">
          <text:p/>
        </draw:connector>
        <draw:custom-shape draw:style-name="gr27" draw:text-style-name="P2" draw:layer="layout" svg:width="3.048cm" svg:height="3.048cm" svg:x="18.502cm" svg:y="2.394cm">
          <text:p text:style-name="P1">LH, RH</text:p>
          <text:p text:style-name="P1">LF, 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0.64cm" svg:height="1.04cm" svg:x="5.842cm" svg:y="8.236cm">
          <draw:text-box>
            <text:p>1</text:p>
          </draw:text-box>
        </draw:frame>
        <draw:frame draw:style-name="gr28" draw:text-style-name="P10" draw:layer="layout" svg:width="0.64cm" svg:height="1.04cm" svg:x="5.735cm" svg:y="13.292cm">
          <draw:text-box>
            <text:p>2</text:p>
          </draw:text-box>
        </draw:frame>
        <draw:frame draw:style-name="gr28" draw:text-style-name="P10" draw:layer="layout" svg:width="0.64cm" svg:height="1.04cm" svg:x="5.842cm" svg:y="8.236cm">
          <draw:text-box>
            <text:p>1</text:p>
          </draw:text-box>
        </draw:frame>
        <draw:frame draw:style-name="gr28" draw:text-style-name="P10" draw:layer="layout" svg:width="0.64cm" svg:height="1.04cm" svg:x="3.049cm" svg:y="8.212cm">
          <draw:text-box>
            <text:p>3</text:p>
          </draw:text-box>
        </draw:frame>
        <draw:frame draw:style-name="gr28" draw:text-style-name="P10" draw:layer="layout" svg:width="0.64cm" svg:height="1.04cm" svg:x="3.048cm" svg:y="12.276cm">
          <draw:text-box draw:corner-radius="0.386cm">
            <text:p>4</text:p>
          </draw:text-box>
        </draw:frame>
        <draw:frame draw:style-name="gr28" draw:text-style-name="P10" draw:layer="layout" svg:width="0.64cm" svg:height="1.04cm" svg:x="21.316cm" svg:y="12.9cm">
          <draw:text-box>
            <text:p>1</text:p>
          </draw:text-box>
        </draw:frame>
        <draw:frame draw:style-name="gr29" draw:text-style-name="P10" draw:layer="layout" svg:width="0.64cm" svg:height="0.962cm" svg:x="21.956cm" svg:y="10.106cm">
          <draw:text-box>
            <text:p>2</text:p>
          </draw:text-box>
        </draw:frame>
        <draw:frame draw:style-name="gr28" draw:text-style-name="P10" draw:layer="layout" svg:width="0.64cm" svg:height="1.04cm" svg:x="21.316cm" svg:y="7.542cm">
          <draw:text-box>
            <text:p>3</text:p>
          </draw:text-box>
        </draw:frame>
        <draw:custom-shape draw:style-name="gr30" draw:text-style-name="P12" xml:id="id5" draw:id="id5" draw:layer="layout" svg:width="3.048cm" svg:height="3.048cm" svg:x="22.718cm" svg:y="2.232cm">
          <text:p text:style-name="P11"><text:span text:style-name="T4">B5, C5</text:span></text:p>
          <text:p text:style-name="P11"><text:span text:style-name="T4">B2, 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line" svg:x1="24.242cm" svg:y1="7.058cm" svg:x2="24.242cm" svg:y2="5.28cm" draw:start-shape="id4" draw:start-glue-point="4" draw:end-shape="id5" draw:end-glue-point="8" svg:d="M24242 7058v-1778" svg:viewBox="0 0 1 1779">
          <text:p/>
        </draw:connector>
        <draw:frame draw:style-name="gr28" draw:text-style-name="P10" draw:layer="layout" svg:width="0.64cm" svg:height="1.04cm" svg:x="24.496cm" svg:y="5.788cm">
          <draw:text-box>
            <text:p>4</text:p>
          </draw:text-box>
        </draw:frame>
        <draw:frame draw:style-name="gr31" draw:text-style-name="P10" draw:layer="layout" svg:width="8.88cm" svg:height="0.962cm" svg:x="18.258cm" svg:y="0.616cm">
          <draw:text-box>
            <text:p>Hypernetwork Representation</text:p>
          </draw:text-box>
        </draw:frame>
        <draw:frame draw:style-name="gr31" draw:text-style-name="P10" draw:layer="layout" svg:width="8.74cm" svg:height="0.962cm" svg:x="2.182cm" svg:y="0.67cm">
          <draw:text-box>
            <text:p>Raw Network Representation</text:p>
          </draw:text-box>
        </draw:frame>
        <draw:custom-shape draw:style-name="gr32" draw:text-style-name="P13" draw:layer="layout" svg:width="6.35cm" svg:height="1.27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0" draw:layer="layout" svg:width="7.229cm" svg:height="0.962cm" svg:x="11.313cm" svg:y="6.831cm">
          <draw:text-box>
            <text:p>Network Transform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08:33:26.177721681</meta:creation-date>
    <dc:date>2022-05-21T12:09:24.919980768</dc:date>
    <meta:editing-duration>PT31M21S</meta:editing-duration>
    <meta:editing-cycles>4</meta:editing-cycles>
    <meta:generator>LibreOffice/6.4.7.2$Linux_X86_64 LibreOffice_project/40$Build-2</meta:generator>
    <meta:document-statistic meta:object-count="141"/>
  </office:meta>
</office:document-meta>
</file>